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b9f6" officeooo:paragraph-rsid="000fb9f6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language="en" fo:country="US"/>
    </style:style>
    <style:style style:name="P4" style:family="paragraph" style:parent-style-name="Text_20_body" style:list-style-name="L1">
      <style:text-properties fo:language="en" fo:country="US" fo:font-weight="normal" officeooo:rsid="000fb9f6" officeooo:paragraph-rsid="000fb9f6" style:font-weight-asian="normal" style:font-weight-complex="normal"/>
    </style:style>
    <style:style style:name="P5" style:family="paragraph" style:parent-style-name="Text_20_body" style:list-style-name="L1">
      <style:text-properties fo:language="en" fo:country="US" fo:font-weight="normal" officeooo:rsid="00100d8d" officeooo:paragraph-rsid="00100d8d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0fb9f6" officeooo:paragraph-rsid="000fb9f6" style:font-weight-asian="normal" style:font-weight-complex="normal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Text_20_body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7414303420230753893" text:style-name="L1">
        <text:list-item>
          <text:p text:style-name="P2">MATLAB classification forest (default settings) – 10 trees: 64,53%; 100 trees 69,46%; 1000 trees 70,94%</text:p>
        </text:list-item>
        <text:list-item>
          <text:p text:style-name="P2"><text:bookmark-start text:name="__DdeLink__24_86742519"/>MATLAB classification forest (100 trees, Fboot: 1, SampleWithReplacement: <text:span text:style-name="T1">'off', NvarToSample: 500, MinLeaf: 8, SplitCriterion: 'gdi', Surrogate: 'off'): 73,4%</text:span><text:bookmark-end text:name="__DdeLink__24_86742519"/></text:p>
        </text:list-item>
        <text:list-item>
          <text:p text:style-name="P3">Stump forest (11 trees – primitive version): 58,13%</text:p>
        </text:list-item>
        <text:list-item>
          <text:p text:style-name="P2">PCA → LDA (20 features): 75%</text:p>
        </text:list-item>
        <text:list-item>
          <text:p text:style-name="P2">SVM: 99%</text:p>
        </text:list-item>
        <text:list-item>
          <text:p text:style-name="P2">RDA: 100%</text:p>
        </text:list-item>
      </text:list>
      <text:p text:style-name="P1">Data - fMRI structure connectivity matrices 90x90, 203 subjects - 112 volunteers, 91 patients</text:p>
      <text:p text:style-name="P1">LOO performaces:</text:p>
      <text:list xml:id="list151427424258635" text:continue-numbering="true" text:style-name="L1">
        <text:list-item>
          <text:p text:style-name="P6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5"><text:span text:style-name="T1">Stump forest (11 trees – primitive version): 5</text:span>7,14<text:span text:style-name="T1">%</text:span></text:p>
        </text:list-item>
        <text:list-item>
          <text:p text:style-name="P4">SVM: 57%</text:p>
        </text:list-item>
        <text:list-item>
          <text:p text:style-name="P4">RDA: 67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4-27T15:14:26.701273999</dc:date>
    <meta:editing-duration>PT10M9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15" meta:word-count="122" meta:character-count="834" meta:non-whitespace-character-count="733"/>
  </office:meta>
</office:document-meta>
</file>